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7cm" fo:margin-right="-1.7cm" fo:text-indent="0cm" style:auto-text-indent="false" style:page-number="auto" fo:background-color="transparent">
        <style:tab-stops>
          <style:tab-stop style:position="0.688cm"/>
        </style:tab-stops>
      </style:paragraph-properties>
    </style:style>
    <style:style style:name="P2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</style:style>
    <style:style style:name="P3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rsid="0015747d" officeooo:paragraph-rsid="0015747d"/>
    </style:style>
    <style:style style:name="P4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style:font-name="Ubuntu Mono" fo:font-size="20pt" fo:font-weight="bold" officeooo:rsid="0014446f" style:font-size-asian="17.5pt" style:font-weight-asian="bold" style:font-size-complex="20pt" style:font-weight-complex="bold"/>
    </style:style>
    <style:style style:name="P5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style:font-name="Ubuntu Mono" fo:font-size="20pt" fo:font-weight="bold" officeooo:rsid="0015747d" officeooo:paragraph-rsid="0015747d" style:font-size-asian="17.5pt" style:font-weight-asian="bold" style:font-size-complex="20pt" style:font-weight-complex="bold"/>
    </style:style>
    <style:style style:name="P6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style:font-name="Ubuntu Mono" fo:font-size="15pt" fo:font-weight="bold" officeooo:rsid="001a607c" officeooo:paragraph-rsid="001a607c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paragraph-rsid="0015747d"/>
    </style:style>
    <style:style style:name="P8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paragraph-rsid="0017aed0"/>
    </style:style>
    <style:style style:name="P9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style:font-name="Ubuntu Mono" fo:font-size="14pt" fo:font-weight="bold" officeooo:rsid="0015747d" officeooo:paragraph-rsid="0015747d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style:font-name="Ubuntu Mono" fo:font-size="13pt" fo:font-weight="bold" officeooo:rsid="001a607c" officeooo:paragraph-rsid="001a607c" style:font-size-asian="11.3500003814697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style:font-name="Ubuntu Mono" fo:font-size="20pt" fo:font-weight="bold" officeooo:rsid="001a607c" officeooo:paragraph-rsid="001a607c" style:font-size-asian="20pt" style:font-weight-asian="bold" style:font-size-complex="20pt" style:font-weight-complex="bold"/>
    </style:style>
    <style:style style:name="P12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size="20pt" officeooo:rsid="00193844" officeooo:paragraph-rsid="00193844" style:font-size-asian="20pt" style:font-size-complex="20pt"/>
    </style:style>
    <style:style style:name="P13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size="20pt" officeooo:rsid="001a607c" officeooo:paragraph-rsid="001a607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rsid="0017aed0" officeooo:paragraph-rsid="0017aed0"/>
    </style:style>
    <style:style style:name="P15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rsid="00193844" officeooo:paragraph-rsid="00193844"/>
    </style:style>
    <style:style style:name="P16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officeooo:rsid="00193844" officeooo:paragraph-rsid="00193844" style:font-size-asian="11.3500003814697pt" style:font-size-complex="13pt"/>
    </style:style>
    <style:style style:name="P17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officeooo:rsid="001a607c" officeooo:paragraph-rsid="001a607c" style:font-size-asian="11.3500003814697pt" style:font-size-complex="13pt"/>
    </style:style>
    <style:style style:name="P18" style:family="paragraph" style:parent-style-name="Standard">
      <loext:graphic-properties draw:fill="none"/>
      <style:paragraph-properties fo:margin-left="-1.7cm" fo:margin-right="-1.7cm" fo:text-indent="0cm" style:auto-text-indent="false" fo:break-before="page" fo:background-color="transparent">
        <style:tab-stops>
          <style:tab-stop style:position="0.688cm"/>
        </style:tab-stops>
      </style:paragraph-properties>
      <style:text-properties officeooo:paragraph-rsid="0017aed0"/>
    </style:style>
    <style:style style:name="P19" style:family="paragraph" style:parent-style-name="Standard">
      <loext:graphic-properties draw:fill="none"/>
      <style:paragraph-properties fo:margin-left="-1.7cm" fo:margin-right="-1.7cm" fo:text-indent="0cm" style:auto-text-indent="false" fo:break-before="page" fo:background-color="transparent">
        <style:tab-stops>
          <style:tab-stop style:position="0.688cm"/>
        </style:tab-stops>
      </style:paragraph-properties>
      <style:text-properties fo:font-size="13pt" officeooo:rsid="00193844" officeooo:paragraph-rsid="00193844" style:font-size-asian="11.3500003814697pt" style:font-size-complex="13pt"/>
    </style:style>
    <style:style style:name="T1" style:family="text">
      <style:text-properties style:font-name="Ubuntu Mono" fo:font-size="18pt" fo:font-weight="bold" style:font-size-asian="15.75pt" style:font-weight-asian="bold" style:font-size-complex="18pt" style:font-weight-complex="bold"/>
    </style:style>
    <style:style style:name="T2" style:family="text">
      <style:text-properties style:font-name="Ubuntu Mono" fo:font-size="28pt" fo:font-weight="bold" officeooo:rsid="0014446f" style:font-size-asian="28pt" style:font-weight-asian="bold" style:font-size-complex="28pt" style:font-weight-complex="bold"/>
    </style:style>
    <style:style style:name="T3" style:family="text">
      <style:text-properties style:font-name="Ubuntu Mono" fo:font-size="28pt" fo:font-weight="bold" officeooo:rsid="0017aed0" style:font-size-asian="28pt" style:font-weight-asian="bold" style:font-size-complex="28pt" style:font-weight-complex="bold"/>
    </style:style>
    <style:style style:name="T4" style:family="text">
      <style:text-properties style:font-name="Ubuntu Mono" fo:font-weight="bold" style:font-weight-asian="bold" style:font-weight-complex="bold"/>
    </style:style>
    <style:style style:name="T5" style:family="text">
      <style:text-properties style:font-name="Ubuntu Mono" fo:font-weight="bold" officeooo:rsid="0014446f" fo:background-color="#f8f9fb" loext:char-shading-value="0" style:font-weight-asian="bold" style:font-weight-complex="bold"/>
    </style:style>
    <style:style style:name="T6" style:family="text">
      <style:text-properties style:font-name="Ubuntu Mono" fo:font-size="13pt" fo:font-weight="bold" officeooo:rsid="0014446f" style:font-size-asian="11.3500003814697pt" style:font-weight-asian="bold" style:font-size-complex="13pt" style:font-weight-complex="bold"/>
    </style:style>
    <style:style style:name="T7" style:family="text">
      <style:text-properties style:font-name="Ubuntu Mono" fo:font-size="13pt" fo:font-weight="bold" officeooo:rsid="0017aed0" style:font-size-asian="11.3500003814697pt" style:font-weight-asian="bold" style:font-size-complex="13pt" style:font-weight-complex="bold"/>
    </style:style>
    <style:style style:name="T8" style:family="text">
      <style:text-properties style:font-name="Ubuntu Mono" fo:font-size="13pt" fo:font-weight="bold" officeooo:rsid="0014446f" fo:background-color="#f8f9fb" loext:char-shading-value="0" style:font-size-asian="13pt" style:font-weight-asian="bold" style:font-size-complex="15pt" style:font-weight-complex="bold"/>
    </style:style>
    <style:style style:name="T9" style:family="text">
      <style:text-properties style:font-name="Ubuntu Mono" fo:font-size="13pt" officeooo:rsid="0014446f" fo:background-color="#f8f9fb" loext:char-shading-value="0" style:font-size-asian="13pt" style:font-size-complex="15pt"/>
    </style:style>
    <style:style style:name="T10" style:family="text">
      <style:text-properties style:font-name="Ubuntu Mono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Ubuntu Mono" fo:font-size="15pt" fo:font-weight="bold" officeooo:rsid="0017aed0" style:font-size-asian="15pt" style:font-weight-asian="bold" style:font-size-complex="15pt" style:font-weight-complex="bold"/>
    </style:style>
    <style:style style:name="T12" style:family="text">
      <style:text-properties style:font-name="Ubuntu Mono" fo:font-size="15pt" fo:font-weight="bold" officeooo:rsid="0014446f" style:font-size-asian="15pt" style:font-weight-asian="bold" style:font-size-complex="15pt" style:font-weight-complex="bold"/>
    </style:style>
    <style:style style:name="T13" style:family="text">
      <style:text-properties style:font-name="Ubuntu Mono" fo:font-size="15pt" fo:font-weight="bold" officeooo:rsid="0014446f" fo:background-color="#f8f9fb" loext:char-shading-value="0" style:font-size-asian="15pt" style:font-weight-asian="bold" style:font-size-complex="15pt" style:font-weight-complex="bold"/>
    </style:style>
    <style:style style:name="T14" style:family="text">
      <style:text-properties style:font-name="Ubuntu Mono" fo:font-size="15pt" fo:font-weight="bold" fo:background-color="#f8f9fb" loext:char-shading-value="0" style:font-size-asian="15pt" style:font-weight-asian="bold" style:font-size-complex="15pt" style:font-weight-complex="bold"/>
    </style:style>
    <style:style style:name="T15" style:family="text">
      <style:text-properties style:font-name="Ubuntu Mono" fo:font-size="15pt" fo:background-color="#f8f9fb" loext:char-shading-value="0" style:font-size-asian="15pt" style:font-size-complex="15pt"/>
    </style:style>
    <style:style style:name="T16" style:family="text">
      <style:text-properties style:font-name="Ubuntu Mono" fo:font-size="15pt" officeooo:rsid="0014446f" fo:background-color="#f8f9fb" loext:char-shading-value="0" style:font-size-asian="15pt" style:font-size-complex="15pt"/>
    </style:style>
    <style:style style:name="T17" style:family="text">
      <style:text-properties officeooo:rsid="0017ae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<text:span text:style-name="T1"><text:s text:c="14"/></text:span><text:span text:style-name="T2">DBMS LAB ASSIGNMENT-</text:span><text:span text:style-name="T3">4</text:span></text:p>
      <text:p text:style-name="P4"><text:s text:c="14"/>20BCS009 ANZAL HUSAIN ABIDI</text:p>
      <text:p text:style-name="P4"/>
      <text:p text:style-name="P4"/>
      <text:p text:style-name="P4">Create the table <text:span text:style-name="T17">Employee and Department</text:span> and Write SQL queries for the following:</text:p>
      <text:p text:style-name="P4"/>
      <text:p text:style-name="P6">mysql&gt;use 20BCS009;</text:p>
      <text:p text:style-name="P6"/>
      <text:p text:style-name="P5">CREATION OF TABLE<text:span text:style-name="T17">S</text:span>;</text:p>
      <text:p text:style-name="P5"/>
      <text:p text:style-name="P9"><text:span text:style-name="T17">msql&gt; </text:span>create table Employee</text:p>
      <text:p text:style-name="P9">(</text:p>
      <text:p text:style-name="P9">Emp_id int,</text:p>
      <text:p text:style-name="P9">Emp_name varchar(20),</text:p>
      <text:p text:style-name="P9">Salary int,</text:p>
      <text:p text:style-name="P9">Dno varchar(6)</text:p>
      <text:p text:style-name="P9">);</text:p>
      <text:p text:style-name="P3"/>
      <text:p text:style-name="P7"><text:span text:style-name="T6"/></text:p>
      <text:p text:style-name="P8"><text:span text:style-name="T7">mysql&gt; </text:span><text:span text:style-name="T6">create table Department</text:span></text:p>
      <text:p text:style-name="P8"><text:span text:style-name="T6">(</text:span></text:p>
      <text:p text:style-name="P8"><text:span text:style-name="T6">Dno varchar(6),</text:span></text:p>
      <text:p text:style-name="P8"><text:span text:style-name="T6">Dept_name varchar(20)</text:span></text:p>
      <text:p text:style-name="P8"><text:span text:style-name="T6">);</text:span></text:p>
      <text:p text:style-name="P8"><text:span text:style-name="T6"/></text:p>
      <text:p text:style-name="P14"><text:span text:style-name="T6"/></text:p>
      <text:p text:style-name="P14"><text:span text:style-name="T6">mysql&gt; desc Employee;</text:span></text:p>
      <text:p text:style-name="P14"><text:span text:style-name="T6">+----------+-------------+------+-----+---------+-------+</text:span></text:p>
      <text:p text:style-name="P14"><text:span text:style-name="T6">| Field <text:s text:c="3"/>| Type <text:s text:c="7"/>| Null | Key | Default | Extra |</text:span></text:p>
      <text:p text:style-name="P14"><text:span text:style-name="T6">+----------+-------------+------+-----+---------+-------+</text:span></text:p>
      <text:p text:style-name="P14"><text:span text:style-name="T6">| Emp_id <text:s text:c="2"/>| int <text:s text:c="8"/>| YES <text:s/>| <text:s text:c="4"/>| NULL <text:s text:c="3"/>| <text:s text:c="6"/>|</text:span></text:p>
      <text:p text:style-name="P14"><text:span text:style-name="T6">| Emp_name | varchar(20) | YES <text:s/>| <text:s text:c="4"/>| NULL <text:s text:c="3"/>| <text:s text:c="6"/>|</text:span></text:p>
      <text:p text:style-name="P14"><text:span text:style-name="T6">| Salary <text:s text:c="2"/>| int <text:s text:c="8"/>| YES <text:s/>| <text:s text:c="4"/>| NULL <text:s text:c="3"/>| <text:s text:c="6"/>|</text:span></text:p>
      <text:p text:style-name="P14"><text:span text:style-name="T6">| Dno <text:s text:c="5"/>| varchar(6) <text:s/>| YES <text:s/>| <text:s text:c="4"/>| NULL <text:s text:c="3"/>| <text:s text:c="6"/>|</text:span></text:p>
      <text:p text:style-name="P14"><text:span text:style-name="T6">+----------+-------------+------+-----+---------+-------+</text:span></text:p>
      <text:p text:style-name="P8"><text:span text:style-name="T6"/></text:p>
      <text:p text:style-name="P8"><text:span text:style-name="T6"><text:s/></text:span></text:p>
      <text:p text:style-name="P8"><text:span text:style-name="T6">mysql&gt; desc Department;</text:span></text:p>
      <text:p text:style-name="P8"><text:span text:style-name="T6">+-----------+-------------+------+-----+---------+-------+</text:span></text:p>
      <text:p text:style-name="P8"><text:span text:style-name="T6">| Field <text:s text:c="4"/>| Type <text:s text:c="7"/>| Null | Key | Default | Extra |</text:span></text:p>
      <text:p text:style-name="P8"><text:span text:style-name="T6">+-----------+-------------+------+-----+---------+-------+</text:span></text:p>
      <text:p text:style-name="P8"><text:span text:style-name="T6">| Dno <text:s text:c="6"/>| varchar(6) <text:s/>| YES <text:s/>| <text:s text:c="4"/>| NULL <text:s text:c="3"/>| <text:s text:c="6"/>|</text:span></text:p>
      <text:p text:style-name="P8"><text:span text:style-name="T6">| Dept_name | varchar(20) | YES <text:s/>| <text:s text:c="4"/>| NULL <text:s text:c="3"/>| <text:s text:c="6"/>|</text:span></text:p>
      <text:p text:style-name="P8"><text:span text:style-name="T6">+-----------+-------------+------+-----+---------+-------+</text:span></text:p>
      <text:p text:style-name="P18"><text:span text:style-name="T6"/></text:p>
      <text:p text:style-name="P8"><text:span text:style-name="T6"/></text:p>
      <text:p text:style-name="P8"><text:span text:style-name="T11">FEEDING DATA INTO TABLES</text:span><text:span text:style-name="T12">:</text:span></text:p>
      <text:p text:style-name="P8"><text:span text:style-name="T12"/></text:p>
      <text:p text:style-name="P15"><text:span text:style-name="T12">T</text:span><text:span text:style-name="T10">ABLE Employee:</text:span></text:p>
      <text:p text:style-name="P8"><text:span text:style-name="T12">insert into Employee values (101,'Amit',25000,'D1001');</text:span></text:p>
      <text:p text:style-name="P8"><text:span text:style-name="T12">insert into Employee values (102,'Sunil',20000,'D1002');</text:span></text:p>
      <text:p text:style-name="P8"><text:span text:style-name="T12">insert into Employee values (103,'Rakesh',18000,'D1003');</text:span></text:p>
      <text:p text:style-name="P8"><text:span text:style-name="T12">insert into Employee values (104,'Ajay',16000,'D1001');</text:span></text:p>
      <text:p text:style-name="P8"><text:span text:style-name="T12">insert into Employee values (105,'Suhail',20000,'D1002');</text:span></text:p>
      <text:p text:style-name="P8"><text:span text:style-name="T12">insert into Employee values (106,'Arif',18000,'D1004');</text:span></text:p>
      <text:p text:style-name="P8"><text:span text:style-name="T12">insert into Employee values (107,'Suresh',24000,'D1002');</text:span></text:p>
      <text:p text:style-name="P8"><text:span text:style-name="T12">insert into Employee values (108,'Vijay',22000,'D1003');</text:span></text:p>
      <text:p text:style-name="P8"><text:span text:style-name="T12"/></text:p>
      <text:p text:style-name="P15"><text:span text:style-name="T12">T</text:span><text:span text:style-name="T10">ABLE Department:</text:span></text:p>
      <text:p text:style-name="P15"><text:span text:style-name="T10">insert into Department values ('D1001' ,'IT');</text:span></text:p>
      <text:p text:style-name="P15"><text:span text:style-name="T10">insert into Department values ('D1002' ,'Sales');</text:span></text:p>
      <text:p text:style-name="P15"><text:span text:style-name="T10">insert into Department values ('D1003' ,'Marketing');</text:span></text:p>
      <text:p text:style-name="P15"><text:span text:style-name="T10">insert into Department values ('D1004' ,'HR');</text:span></text:p>
      <text:p text:style-name="P15"><text:span text:style-name="T10"/></text:p>
      <text:p text:style-name="P15"><text:span text:style-name="T10"/></text:p>
      <text:p text:style-name="P16"><text:span text:style-name="T4">mysql&gt; select * from Employee;</text:span></text:p>
      <text:p text:style-name="P16"><text:span text:style-name="T4">+--------+----------+--------+-------+</text:span></text:p>
      <text:p text:style-name="P16"><text:span text:style-name="T4">| Emp_id | Emp_name | Salary | Dno <text:s text:c="2"/>|</text:span></text:p>
      <text:p text:style-name="P16"><text:span text:style-name="T4">+--------+----------+--------+-------+</text:span></text:p>
      <text:p text:style-name="P16"><text:span text:style-name="T4">| <text:s text:c="3"/>101 | Amit <text:s text:c="4"/>| <text:s/>25000 | D1001 |</text:span></text:p>
      <text:p text:style-name="P16"><text:span text:style-name="T4">| <text:s text:c="3"/>102 | Sunil <text:s text:c="3"/>| <text:s/>20000 | D1002 |</text:span></text:p>
      <text:p text:style-name="P16"><text:span text:style-name="T4">| <text:s text:c="3"/>103 | Rakesh <text:s text:c="2"/>| <text:s/>18000 | D1003 |</text:span></text:p>
      <text:p text:style-name="P16"><text:span text:style-name="T4">| <text:s text:c="3"/>104 | Ajay <text:s text:c="4"/>| <text:s/>16000 | D1001 |</text:span></text:p>
      <text:p text:style-name="P16"><text:span text:style-name="T4">| <text:s text:c="3"/>105 | Suhail <text:s text:c="2"/>| <text:s/>20000 | D1002 |</text:span></text:p>
      <text:p text:style-name="P16"><text:span text:style-name="T4">| <text:s text:c="3"/>106 | Arif <text:s text:c="4"/>| <text:s/>18000 | D1004 |</text:span></text:p>
      <text:p text:style-name="P16"><text:span text:style-name="T4">| <text:s text:c="3"/>107 | Suresh <text:s text:c="2"/>| <text:s/>24000 | D1002 |</text:span></text:p>
      <text:p text:style-name="P16"><text:span text:style-name="T4">| <text:s text:c="3"/>108 | Vijay <text:s text:c="3"/>| <text:s/>22000 | D1003 |</text:span></text:p>
      <text:p text:style-name="P16"><text:span text:style-name="T4">+--------+----------+--------+-------+</text:span></text:p>
      <text:p text:style-name="P16"><text:span text:style-name="T4"/></text:p>
      <text:p text:style-name="P16"><text:span text:style-name="T4"/></text:p>
      <text:p text:style-name="P16"><text:span text:style-name="T4">mysql&gt; select * from Department;</text:span></text:p>
      <text:p text:style-name="P16"><text:span text:style-name="T4">+-------+-----------+</text:span></text:p>
      <text:p text:style-name="P16"><text:span text:style-name="T4">| Dno <text:s text:c="2"/>| Dept_name |</text:span></text:p>
      <text:p text:style-name="P16"><text:span text:style-name="T4">+-------+-----------+</text:span></text:p>
      <text:p text:style-name="P16"><text:span text:style-name="T4">| D1001 | IT <text:s text:c="7"/>|</text:span></text:p>
      <text:p text:style-name="P16"><text:span text:style-name="T4">| D1002 | Sales <text:s text:c="4"/>|</text:span></text:p>
      <text:p text:style-name="P16"><text:span text:style-name="T4">| D1003 | Marketing |</text:span></text:p>
      <text:p text:style-name="P16"><text:span text:style-name="T4">| D1004 | HR <text:s text:c="7"/>|</text:span></text:p>
      <text:p text:style-name="P16"><text:span text:style-name="T4">+-------+-----------+</text:span></text:p>
      <text:p text:style-name="P19"><text:span text:style-name="T4"/></text:p>
      <text:p text:style-name="P12"><text:span text:style-name="T4">EXERCISE:</text:span></text:p>
      <text:p text:style-name="P12"><text:span text:style-name="T4"/></text:p>
      <text:p text:style-name="P12"><text:span text:style-name="T10">a)</text:span><text:span text:style-name="T13">Display the total sum required to pay the salary of all:</text:span></text:p>
      <text:p text:style-name="P12"><text:span text:style-name="T13"/></text:p>
      <text:p text:style-name="P16"><text:span text:style-name="T5">mysql&gt; select sum(Salary) from Employee;</text:span></text:p>
      <text:p text:style-name="P16"><text:span text:style-name="T5">+-------------+</text:span></text:p>
      <text:p text:style-name="P16"><text:span text:style-name="T5">| sum(Salary) |</text:span></text:p>
      <text:p text:style-name="P16"><text:span text:style-name="T5">+-------------+</text:span></text:p>
      <text:p text:style-name="P16"><text:span text:style-name="T5">| <text:s text:c="5"/>163000 |</text:span></text:p>
      <text:p text:style-name="P16"><text:span text:style-name="T5">+-------------+</text:span></text:p>
      <text:p text:style-name="P16"><text:span text:style-name="T5"/></text:p>
      <text:p text:style-name="P12"><text:span text:style-name="T14"/></text:p>
      <text:p text:style-name="P12"><text:span text:style-name="T14">b</text:span><text:span text:style-name="T13">)Display the average salary, minimum salary and maximum salary of the company:</text:span></text:p>
      <text:p text:style-name="P12"><text:span text:style-name="T13"/></text:p>
      <text:p text:style-name="P12"><text:span text:style-name="T13">mysql&gt; select avg(Salary), max(Salary), min(Salary) from Employee;</text:span></text:p>
      <text:p text:style-name="P12"><text:span text:style-name="T13">+-------------+-------------+-------------+</text:span></text:p>
      <text:p text:style-name="P12"><text:span text:style-name="T13">| avg(Salary) | max(Salary) | min(Salary) |</text:span></text:p>
      <text:p text:style-name="P12"><text:span text:style-name="T13">+-------------+-------------+-------------+</text:span></text:p>
      <text:p text:style-name="P12"><text:span text:style-name="T13">| <text:s/>20375.0000 | <text:s text:c="6"/>25000 | <text:s text:c="6"/>16000 |</text:span></text:p>
      <text:p text:style-name="P12"><text:span text:style-name="T13">+-------------+-------------+-------------+</text:span></text:p>
      <text:p text:style-name="P12"><text:span text:style-name="T13"/></text:p>
      <text:p text:style-name="P12"><text:span text:style-name="T13"/></text:p>
      <text:p text:style-name="P12"><text:span text:style-name="T14">c</text:span><text:span text:style-name="T13">)Display the sum of the salary department-wise</text:span><text:span text:style-name="T8">.</text:span><text:span text:style-name="T13"> </text:span></text:p>
      <text:p text:style-name="P12"><text:span text:style-name="T13"/></text:p>
      <text:p text:style-name="P16"><text:span text:style-name="T5"/></text:p>
      <text:p text:style-name="P12"><text:span text:style-name="T13"/></text:p>
      <text:p text:style-name="P12"><text:span text:style-name="T13">mysql&gt; select sum(Salary),Dept_name from Employee natural join Department group by Dept_name;</text:span></text:p>
      <text:p text:style-name="P12"><text:span text:style-name="T13"/></text:p>
      <text:p text:style-name="P12"><text:span text:style-name="T13">+-------------+-----------+</text:span></text:p>
      <text:p text:style-name="P12"><text:span text:style-name="T13">| sum(Salary) | Dept_name |</text:span></text:p>
      <text:p text:style-name="P12"><text:span text:style-name="T13">+-------------+-----------+</text:span></text:p>
      <text:p text:style-name="P12"><text:span text:style-name="T13">| <text:s text:c="6"/>41000 | IT <text:s text:c="7"/>|</text:span></text:p>
      <text:p text:style-name="P12"><text:span text:style-name="T13">| <text:s text:c="6"/>64000 | Sales <text:s text:c="4"/>|</text:span></text:p>
      <text:p text:style-name="P12"><text:span text:style-name="T13">| <text:s text:c="6"/>40000 | Marketing |</text:span></text:p>
      <text:p text:style-name="P12"><text:span text:style-name="T13">| <text:s text:c="6"/>18000 | HR <text:s text:c="7"/>|</text:span></text:p>
      <text:p text:style-name="P12"><text:span text:style-name="T13">+-------------+-----------+</text:span></text:p>
      <text:p text:style-name="P12"><text:span text:style-name="T13"/></text:p>
      <text:p text:style-name="P12"><text:span text:style-name="T13"/></text:p>
      <text:p text:style-name="P13"><text:span text:style-name="T13">d</text:span><text:span text:style-name="T14">)Display the maximum salary department-wise.</text:span></text:p>
      <text:p text:style-name="P12"><text:span text:style-name="T13"/></text:p>
      <text:p text:style-name="P16"><text:span text:style-name="T5">mysql&gt; select max(Salary),Dept_name from Employee natural join Department group by Dept_name;</text:span></text:p>
      <text:p text:style-name="P16"><text:span text:style-name="T5">+-------------+-----------+</text:span></text:p>
      <text:p text:style-name="P16"><text:span text:style-name="T5">| max(Salary) | Dept_name |</text:span></text:p>
      <text:p text:style-name="P16"><text:span text:style-name="T5">+-------------+-----------+</text:span></text:p>
      <text:p text:style-name="P16"><text:span text:style-name="T5">| <text:s text:c="6"/>25000 | IT <text:s text:c="7"/>|</text:span></text:p>
      <text:p text:style-name="P16"><text:span text:style-name="T5">| <text:s text:c="6"/>24000 | Sales <text:s text:c="4"/>|</text:span></text:p>
      <text:p text:style-name="P16"><text:span text:style-name="T5">| <text:s text:c="6"/>22000 | Marketing |</text:span></text:p>
      <text:p text:style-name="P16"><text:span text:style-name="T5">| <text:s text:c="6"/>18000 | HR <text:s text:c="7"/>|</text:span></text:p>
      <text:p text:style-name="P16"><text:span text:style-name="T5">+-------------+-----------+</text:span></text:p>
      <text:p text:style-name="P16"><text:span text:style-name="T5"/></text:p>
      <text:p text:style-name="P16"><text:soft-page-break/><text:span text:style-name="T5"/></text:p>
      <text:p text:style-name="P16"><text:span text:style-name="T5"/></text:p>
      <text:p text:style-name="P13"><text:span text:style-name="T14">e</text:span><text:span text:style-name="T13">)Display the details of the employee who earns the maximum salary.</text:span></text:p>
      <text:p text:style-name="P13"><text:span text:style-name="T13"/></text:p>
      <text:p text:style-name="P17"><text:span text:style-name="T5">mysql&gt; select * from Employee where Salary =(select max(Salary) from Employee);</text:span></text:p>
      <text:p text:style-name="P17"><text:span text:style-name="T5">+--------+----------+--------+-------+</text:span></text:p>
      <text:p text:style-name="P17"><text:span text:style-name="T5">| Emp_id | Emp_name | Salary | Dno <text:s text:c="2"/>|</text:span></text:p>
      <text:p text:style-name="P17"><text:span text:style-name="T5">+--------+----------+--------+-------+</text:span></text:p>
      <text:p text:style-name="P17"><text:span text:style-name="T5">| <text:s text:c="3"/>101 | Amit <text:s text:c="4"/>| <text:s/>25000 | D1001 |</text:span></text:p>
      <text:p text:style-name="P17"><text:span text:style-name="T5">+--------+----------+--------+-------+</text:span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3"><text:span text:style-name="T14">f</text:span><text:span text:style-name="T13">)Display details of every employee having a maximum salary in his department. </text:span></text:p>
      <text:p text:style-name="P13"><text:span text:style-name="T13"/></text:p>
      <text:p text:style-name="P13"><text:span text:style-name="T13"/></text:p>
      <text:p text:style-name="P10">mysql&gt; SELECT Emp_id, Emp_name, Salary, Dno FROM Employee where (Dno, Salary) in <text:s/>(Select Dno, max(Salary) from Employee group by Dno);</text:p>
      <text:p text:style-name="P10">+--------+----------+--------+-------+</text:p>
      <text:p text:style-name="P10">| Emp_id | Emp_name | Salary | Dno <text:s text:c="2"/>|</text:p>
      <text:p text:style-name="P10">+--------+----------+--------+-------+</text:p>
      <text:p text:style-name="P10">| <text:s text:c="3"/>101 | Amit <text:s text:c="4"/>| <text:s/>25000 | D1001 |</text:p>
      <text:p text:style-name="P10">| <text:s text:c="3"/>106 | Arif <text:s text:c="4"/>| <text:s/>18000 | D1004 |</text:p>
      <text:p text:style-name="P10">| <text:s text:c="3"/>107 | Suresh <text:s text:c="2"/>| <text:s/>24000 | D1002 |</text:p>
      <text:p text:style-name="P10">| <text:s text:c="3"/>108 | Vijay <text:s text:c="3"/>| <text:s/>22000 | D1003 |</text:p>
      <text:p text:style-name="P10">+--------+----------+--------+-------+</text:p>
      <text:p text:style-name="P10"/>
      <text:p text:style-name="P10"/>
      <text:p text:style-name="P11"><text:span text:style-name="T15">g</text:span><text:span text:style-name="T16">)Display the details of the employee who earns more salary than the average salary of his department.</text:span><text:span text:style-name="T9"> </text:span></text:p>
      <text:p text:style-name="P10"/>
      <text:p text:style-name="P10">mysql&gt; SELECT Emp_name, Dno, Salary FROM Employee e WHERE Salary &gt; (select avg(Salary) from Employee e2 where e2.Dno = e.Dno);</text:p>
      <text:p text:style-name="P10">+----------+-------+--------+</text:p>
      <text:p text:style-name="P10">| Emp_name | Dno <text:s text:c="2"/>| Salary |</text:p>
      <text:p text:style-name="P10">+----------+-------+--------+</text:p>
      <text:p text:style-name="P10">| Amit <text:s text:c="4"/>| D1001 | <text:s/>25000 |</text:p>
      <text:p text:style-name="P10">| Suresh <text:s text:c="2"/>| D1002 | <text:s/>24000 |</text:p>
      <text:p text:style-name="P10">| Vijay <text:s text:c="3"/>| D1003 | <text:s/>22000 |</text:p>
      <text:p text:style-name="P10">+----------+-------+--------+</text:p>
      <text:p text:style-name="P10"/>
      <text:p text:style-name="P10"/>
      <text:p text:style-name="P11"><text:span text:style-name="T15">H</text:span><text:span text:style-name="T16">)Display total number of employees in each department along with the department name.</text:span><text:span text:style-name="T9"> </text:span></text:p>
      <text:p text:style-name="P10"/>
      <text:p text:style-name="P10">mysql&gt; SELECT Dept_name, count(*) FROM Department INNER JOIN Employee ON Employee.Dno = Department.Dno GROUP BY Department.Dno, Dept_name;</text:p>
      <text:p text:style-name="P10">+-----------+----------+</text:p>
      <text:p text:style-name="P10">| Dept_name | count(*) |</text:p>
      <text:p text:style-name="P10">+-----------+----------+</text:p>
      <text:p text:style-name="P10">| IT <text:s text:c="7"/>| <text:s text:c="7"/>2 |</text:p>
      <text:p text:style-name="P10">| Sales <text:s text:c="4"/>| <text:s text:c="7"/>3 |</text:p>
      <text:p text:style-name="P10">| Marketing | <text:s text:c="7"/>2 |</text:p>
      <text:p text:style-name="P10">| HR <text:s text:c="7"/>| <text:s text:c="7"/>1 |</text:p>
      <text:p text:style-name="P10">+-----------+----------+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2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0:47:06.802110870</meta:creation-date>
    <dc:date>2022-03-09T13:45:23.993731175</dc:date>
    <meta:editing-duration>PT19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42" meta:word-count="865" meta:character-count="5542" meta:non-whitespace-character-count="4482"/>
  </office:meta>
</office:document-meta>
</file>